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loext:fill-use-slide-background="false" draw:opacity="100%" draw:textarea-horizontal-align="justify" draw:textarea-vertical-align="middle" draw:auto-grow-height="false" fo:min-height="1.526cm" fo:min-width="3.39cm" loext:decorative="false"/>
    </style:style>
    <style:style style:name="gr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75cm" fo:min-width="5.25cm" loext:decorative="false"/>
    </style:style>
    <style:style style:name="gr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308cm" fo:min-width="3.824cm" loext:decorative="false"/>
    </style:style>
    <style:style style:name="gr4" style:family="graphic" style:parent-style-name="objectwithoutfill">
      <style:graphic-properties svg:stroke-color="#000000" draw:fill="none" draw:fill-color="#729fcf" loext:fill-use-slide-background="fals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1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3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51cm" draw:transform="rotate (0.00349065850398866) translate (7.746cm 1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75cm" svg:height="2cm" svg:x="7.62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2.25cm" svg:x="7.5cm" svg:y="4.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4" draw:text-style-name="P3" draw:layer="layout" svg:width="5.999cm" svg:height="1.749cm" svg:x="7.5cm" svg:y="8cm" svg:viewBox="0 0 6000 1750" draw:points="0,1750 6000,1750 6000,500 5100,0 900,0 0,500">
          <text:p/>
        </draw:polygon>
        <draw:polygon draw:style-name="gr4" draw:text-style-name="P3" draw:layer="layout" svg:width="5.749cm" svg:height="1.749cm" draw:transform="rotate (-3.14159265358979) translate (13.375cm 18.75cm)" svg:viewBox="0 0 5750 1750" draw:points="0,1750 5750,1750 5750,500 4888,0 863,0 0,500">
          <text:p/>
        </draw:polygon>
        <draw:custom-shape draw:style-name="gr2" draw:text-style-name="P2" draw:layer="layout" svg:width="5.75cm" svg:height="2cm" svg:x="7.75cm" svg:y="19.75cm">
          <text:p/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0.999cm" svg:height="0.499cm" draw:transform="rotate (-1.5707963267949) translate (10.75cm 3.5cm)" svg:viewBox="0 0 1000 500" draw:points="0,250 1000,250 750,500 1000,250 750,0 1000,250">
          <text:p/>
        </draw:polyline>
        <draw:polyline draw:style-name="gr5" draw:text-style-name="P4" draw:layer="layout" svg:width="1.249cm" svg:height="0.499cm" draw:transform="rotate (-1.5707963267949) translate (10.75cm 6.75cm)" svg:viewBox="0 0 1250 500" draw:points="0,250 1250,250 938,500 1250,250 938,0 1250,250">
          <text:p/>
        </draw:polyline>
        <draw:polyline draw:style-name="gr5" draw:text-style-name="P4" draw:layer="layout" svg:width="0.999cm" svg:height="0.499cm" draw:transform="rotate (-1.5707963267949) translate (10.75cm 9.75cm)" svg:viewBox="0 0 1000 500" draw:points="0,250 1000,250 750,500 1000,250 750,0 1000,250">
          <text:p/>
        </draw:polyline>
        <draw:polyline draw:style-name="gr5" draw:text-style-name="P4" draw:layer="layout" svg:width="0.999cm" svg:height="0.499cm" draw:transform="rotate (-1.5707963267949) translate (10.75cm 12.75cm)" svg:viewBox="0 0 1000 500" draw:points="0,250 1000,250 750,500 1000,250 750,0 1000,250">
          <text:p/>
        </draw:polyline>
        <draw:polyline draw:style-name="gr5" draw:text-style-name="P4" draw:layer="layout" svg:width="0.999cm" svg:height="0.499cm" draw:transform="rotate (-1.5707963267949) translate (10.75cm 21.75cm)" svg:viewBox="0 0 1000 500" draw:points="0,250 1000,250 750,500 1000,250 750,0 1000,250">
          <text:p/>
        </draw:polyline>
        <draw:polyline draw:style-name="gr5" draw:text-style-name="P4" draw:layer="layout" svg:width="0.999cm" svg:height="0.499cm" draw:transform="rotate (-1.5707963267949) translate (10.75cm 18.75cm)" svg:viewBox="0 0 1000 500" draw:points="0,250 1000,250 750,500 1000,250 750,0 1000,250">
          <text:p/>
        </draw:polyline>
        <draw:polyline draw:style-name="gr5" draw:text-style-name="P4" draw:layer="layout" svg:width="0.999cm" svg:height="0.499cm" draw:transform="rotate (-1.5707963267949) translate (10.75cm 16cm)" svg:viewBox="0 0 1000 500" draw:points="0,250 1000,250 750,500 1000,250 750,0 1000,250">
          <text:p/>
        </draw:polyline>
        <draw:custom-shape draw:style-name="gr1" draw:text-style-name="P1" draw:layer="layout" svg:width="5.5cm" svg:height="2.51cm" draw:transform="rotate (0.00349065850398866) translate (7.75cm 22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cm" svg:height="1.25cm" svg:x="9cm" svg:y="1.75cm">
          <draw:text-box>
            <text:p text:style-name="P5"><text:span text:style-name="T1">Начало</text:span></text:p>
          </draw:text-box>
        </draw:frame>
        <draw:frame draw:style-name="gr7" draw:text-style-name="P2" draw:layer="layout" svg:width="5.5cm" svg:height="3.399cm" svg:x="7.75cm" svg:y="4.601cm">
          <draw:text-box>
            <text:p text:style-name="P7"><text:span text:style-name="T1">Ввод</text:span></text:p>
            <text:p text:style-name="P7"><text:span text:style-name="T1">start, end, step</text:span></text:p>
          </draw:text-box>
        </draw:frame>
        <draw:custom-shape draw:style-name="gr3" draw:text-style-name="P2" draw:layer="layout" svg:width="6.25cm" svg:height="2.25cm" svg:x="7.25cm" svg:y="13.75cm">
          <text:p/>
          <draw:enhanced-geometry svg:viewBox="0 0 21600 21600" draw:glue-points="?f6 0 10800 ?f8 ?f11 10800 ?f9 21600 10800 ?f10 ?f5 10800" draw:text-areas="?f3 ?f3 ?f4 ?f4" draw:mirror-vertical="false" draw:mirror-horizontal="false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6" draw:layer="layout" svg:width="4.5cm" svg:height="1.038cm" svg:x="8.75cm" svg:y="11.212cm">
          <draw:text-box>
            <text:p text:style-name="P5"><text:span text:style-name="T1">y = sin(x)</text:span></text:p>
          </draw:text-box>
        </draw:frame>
        <draw:frame draw:style-name="gr9" draw:text-style-name="P9" draw:layer="layout" svg:width="4.5cm" svg:height="2.612cm" svg:x="8.25cm" svg:y="13.888cm">
          <draw:text-box>
            <text:p text:style-name="P8"><text:span text:style-name="T1">Вывод</text:span></text:p>
            <text:p text:style-name="P8"><text:span text:style-name="T2">x, « | », y</text:span></text:p>
          </draw:text-box>
        </draw:frame>
        <draw:frame draw:style-name="gr8" draw:text-style-name="P6" draw:layer="layout" svg:width="3cm" svg:height="1.038cm" svg:x="9.162cm" svg:y="20.25cm">
          <draw:text-box>
            <text:p text:style-name="P5"><text:span text:style-name="T1">return 0</text:span></text:p>
          </draw:text-box>
        </draw:frame>
        <draw:frame draw:style-name="gr6" draw:text-style-name="P6" draw:layer="layout" svg:width="3cm" svg:height="1.25cm" svg:x="9.25cm" svg:y="23.5cm">
          <draw:text-box>
            <text:p text:style-name="P5"><text:span text:style-name="T1">Конец</text:span></text:p>
          </draw:text-box>
        </draw:frame>
        <draw:frame draw:style-name="gr10" draw:text-style-name="P6" draw:layer="layout" svg:width="8.25cm" svg:height="1.673cm" svg:x="7.5cm" svg:y="8.577cm">
          <draw:text-box>
            <text:p text:style-name="P5"><text:span text:style-name="T1">x = start; x &lt;= end</text:span></text:p>
          </draw:text-box>
        </draw:frame>
        <draw:frame draw:style-name="gr10" draw:text-style-name="P6" draw:layer="layout" svg:width="4.75cm" svg:height="1.673cm" svg:x="8.75cm" svg:y="17.25cm">
          <draw:text-box>
            <text:p text:style-name="P5"><text:span text:style-name="T1">x += ste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2:35:38.029302946</meta:creation-date>
    <dc:date>2024-09-16T23:52:29.926770020</dc:date>
    <meta:editing-duration>PT30M26S</meta:editing-duration>
    <meta:editing-cycles>9</meta:editing-cycles>
    <meta:generator>LibreOffice/24.2.5.2$Linux_X86_64 LibreOffice_project/420$Build-2</meta:generator>
    <meta:document-statistic meta:object-count="23"/>
  </office:meta>
</office:document-meta>
</file>